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C000002B713C00F0E2F56524E.png" manifest:media-type="image/png"/>
  <manifest:file-entry manifest:full-path="Pictures/1000000000000490000001EBAD6509F8ED60CE68.png" manifest:media-type="image/png"/>
  <manifest:file-entry manifest:full-path="Pictures/10000000000005550000035CF28590BC70B5B362.png" manifest:media-type="image/png"/>
  <manifest:file-entry manifest:full-path="Pictures/1000000000000020000000204B249CA79A42C6D7.png" manifest:media-type="image/png"/>
  <manifest:file-entry manifest:full-path="Pictures/10000000000004F9000003221014EB6D6FD0D6EF.png" manifest:media-type="image/png"/>
  <manifest:file-entry manifest:full-path="Pictures/10000000000004F900000322DEC85F2765919EF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style:font-size-asian="26.1000003814697pt"/>
    </style:style>
    <style:style style:name="P7" style:family="paragraph">
      <loext:graphic-properties draw:fill-color="#ffffff"/>
    </style:style>
    <style:style style:name="P8" style:family="paragraph">
      <style:text-properties fo:font-size="26.7999992370605pt" style:font-size-asian="26.7999992370605pt" style:font-size-complex="26.7999992370605pt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.7999992370605pt" style:font-size-asian="26.7999992370605pt" style:font-size-complex="26.799999237060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8.484cm" svg:height="6.87cm" svg:x="2.54cm" svg:y="2.274cm" presentation:class="title" presentation:user-transformed="true">
          <draw:text-box>
            <text:p><text:s text:c="3"/>氢音乐项目进展报告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小组成员 ：肖尧、廖涔陈、罗茂瑛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已经完成的内容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涉众分析文档</text:p>
              </text:list-item>
              <text:list-item>
                <text:p>愿景文档</text:p>
              </text:list-item>
              <text:list-item>
                <text:p>用况模型</text:p>
              </text:list-item>
              <text:list-item>
                <text:p>协作图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主用况图一览 <text:s text:c="3"/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31.45cm" svg:height="14.478cm" svg:x="1.016cm" svg:y="4.572cm">
          <draw:image xlink:href="Pictures/1000000000000490000001EBAD6509F8ED60CE68.png" xlink:type="simple" xlink:show="embed" xlink:actuate="onLoad">
            <text:p/>
          </draw:image>
        </draw:frame>
        <draw:frame draw:style-name="gr3" draw:text-style-name="P5" draw:layer="layout" svg:width="5.08cm" svg:height="1.557cm" svg:x="2.794cm" svg:y="7.333cm">
          <draw:text-box>
            <text:p text:style-name="P4"><text:span text:style-name="T4">发布动态用况图</text:span></text:p>
          </draw:text-box>
        </draw:frame>
        <draw:frame draw:style-name="gr3" draw:text-style-name="P5" draw:layer="layout" svg:width="4.318cm" svg:height="1.557cm" svg:x="11.176cm" svg:y="7.333cm">
          <draw:text-box>
            <text:p text:style-name="P4"><text:span text:style-name="T4">看视频用况图</text:span></text:p>
          </draw:text-box>
        </draw:frame>
        <draw:frame draw:style-name="gr3" draw:text-style-name="P5" draw:layer="layout" svg:width="5.08cm" svg:height="1.557cm" svg:x="9.906cm" svg:y="13.175cm">
          <draw:text-box>
            <text:p text:style-name="P4"><text:span text:style-name="T4">发行作品用况图</text:span></text:p>
          </draw:text-box>
        </draw:frame>
        <draw:frame draw:style-name="gr3" draw:text-style-name="P5" draw:layer="layout" svg:width="5.08cm" svg:height="1.557cm" svg:x="4.318cm" svg:y="18.796cm">
          <draw:text-box>
            <text:p text:style-name="P4"><text:span text:style-name="T4">视频投稿用况图</text:span></text:p>
          </draw:text-box>
        </draw:frame>
        <draw:frame draw:style-name="gr3" draw:text-style-name="P5" draw:layer="layout" svg:width="7.366cm" svg:height="1.557cm" svg:x="20.066cm" svg:y="18.542cm">
          <draw:text-box>
            <text:p text:style-name="P4"><text:span text:style-name="T4">首页推广与广告管理用况图</text:span></text:p>
          </draw:text-box>
        </draw:frame>
        <draw:frame draw:style-name="gr3" draw:text-style-name="P5" draw:layer="layout" svg:width="6.35cm" svg:height="1.557cm" svg:x="20.066cm" svg:y="13.462cm">
          <draw:text-box>
            <text:p text:style-name="P4"><text:span text:style-name="T4">浏览歌曲并听歌用况图</text:span></text:p>
          </draw:text-box>
        </draw:frame>
        <draw:frame draw:style-name="gr3" draw:text-style-name="P5" draw:layer="layout" svg:width="7.366cm" svg:height="1.557cm" svg:x="19.812cm" svg:y="6.604cm">
          <draw:text-box>
            <text:p text:style-name="P4"><text:span text:style-name="T4">发布歌单用况图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当前分工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3">
              <text:list-item>
                <text:p>廖涔陈：客户端与服务器之间的mp3文件传输</text:p>
                <text:p/>
              </text:list-item>
              <text:list-item>
                <text:p>罗茂瑛：为歌曲添加歌词，对歌词进行解析，在播放音乐时同步显示 </text:p>
                <text:p/>
              </text:list-item>
              <text:list-item>
                <text:p>肖尧：生成本地歌曲列表。用户通过添加本地歌曲创建播放列表。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列表<text:span text:style-name="T5">demo</text:span>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draw:frame draw:style-name="gr2" draw:text-style-name="P3" draw:layer="layout" svg:width="10.514cm" svg:height="15.352cm" svg:x="10.922cm" svg:y="5.334cm">
          <draw:image xlink:href="Pictures/10000000000001DC000002B713C00F0E2F56524E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3.5 <text:s/>涉众需求确定</text:p>
              </text:list-item>
              <text:list-item>
                <text:p>3.12 涉众需求迭代</text:p>
              </text:list-item>
              <text:list-item>
                <text:p>3.21 所有用况确定</text:p>
              </text:list-item>
              <text:list-item>
                <text:p>3.25 用况迭代 + 氢音乐原型demo开始</text:p>
              </text:list-item>
              <text:list-item>
                <text:p>4.2 <text:s text:c="2"/>画协作图</text:p>
              </text:list-item>
              <text:list-item>
                <text:p>4.6 <text:s text:c="2"/>用况迭代</text:p>
              </text:list-item>
              <text:list-item>
                <text:p>4.10 用况迭代 +愿景文档审核</text:p>
              </text:list-item>
              <text:list-item>
                <text:p>4.12 <text:s/>氢音乐原型demo成型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的开发计划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6">4.15 <text:s/></text:span><text:span text:style-name="T6">听歌用况协作图、通信图、类图确定</text:span></text:p>
              </text:list-item>
              <text:list-item>
                <text:p><text:span text:style-name="T6">4.19 <text:s/></text:span><text:span text:style-name="T6">听歌用况协作图、通信图、类图迭代</text:span></text:p>
              </text:list-item>
              <text:list-item>
                <text:p><text:span text:style-name="T6">4.21 <text:s/></text:span><text:span text:style-name="T6">听歌用况开发</text:span></text:p>
              </text:list-item>
              <text:list-item>
                <text:p><text:span text:style-name="T6">5.6 <text:s text:c="3"/></text:span><text:span text:style-name="T6">数据库存储实现、听歌用况开发完成</text:span></text:p>
              </text:list-item>
              <text:list-item>
                <text:p><text:span text:style-name="T6">5.10 </text:span><text:span text:style-name="T6">其他用况协作图、通信图、类图迭代</text:span></text:p>
              </text:list-item>
              <text:list-item>
                <text:p><text:span text:style-name="T6">5.14 <text:s/></text:span><text:span text:style-name="T6">其他用况开发</text:span></text:p>
              </text:list-item>
              <text:list-item>
                <text:p><text:span text:style-name="T6">6.14 </text:span><text:span text:style-name="T6">完成</text:span>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项目预期</text:p>
          </draw:text-box>
        </draw:frame>
        <draw:frame presentation:style-name="pr6" draw:text-style-name="P8" draw:layer="layout" svg:width="29.832cm" svg:height="12.954cm" svg:x="1.664cm" svg:y="5.334cm" presentation:class="outline">
          <draw:text-box>
            <text:list text:style-name="L3">
              <text:list-item>
                <text:p text:style-name="P8"><text:span text:style-name="T6">为听歌者提供一个音乐</text:span><text:span text:style-name="T6">app</text:span><text:span text:style-name="T6">的绝大多数功能、包含本地听歌，收藏歌曲、建立歌单、关注歌手、在线听歌等操作。</text:span></text:p>
              </text:list-item>
              <text:list-item>
                <text:p text:style-name="P8"><text:span text:style-name="T6">为独立音乐人提供歌曲上传的与个人相关数据管理等功能。</text:span></text:p>
              </text:list-item>
              <text:list-item>
                <text:p text:style-name="P8"><text:span text:style-name="T6">用户之间可以互相留言与关注。</text:span></text:p>
              </text:list-item>
              <text:list-item>
                <text:p text:style-name="P8"><text:span text:style-name="T6">个人音乐小视频浏览与分享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技术难点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6">1</text:span><text:span text:style-name="T6">、关于用况之间的关系确定困难，甚至怀疑自己基用况对不对（事件流逻辑复杂，会牵连到其他用况）</text:span></text:p>
              </text:list-item>
              <text:list-item>
                <text:p><text:span text:style-name="T6">2</text:span><text:span text:style-name="T6">、用况描述困难（前置条件和启动用况主事件的区分、抢占设计和领域知识分不清楚、对于系统行为应该描述到哪种程度）</text:span></text:p>
              </text:list-item>
              <text:list-item>
                <text:p><text:span text:style-name="T6">3</text:span><text:span text:style-name="T6">、关于实现方面技术难点，是一个做比较好，还是两个人分工</text:span>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7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华文黑体" svg:font-family="华文黑体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EC85F2765919EF2.png" xlink:type="simple" xlink:show="embed" xlink:actuate="onLoad"/>
    <draw:fill-image draw:name="Bitmap_20_2" draw:display-name="Bitmap 2" xlink:href="Pictures/10000000000004F900000322DEC85F2765919EF2.png" xlink:type="simple" xlink:show="embed" xlink:actuate="onLoad"/>
    <draw:fill-image draw:name="Bitmape_20_11" draw:display-name="Bitmape 11" xlink:href="Pictures/10000000000004F9000003221014EB6D6FD0D6EF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F28590BC70B5B362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编号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编号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1:29:33.734019083</meta:creation-date>
    <meta:editing-duration>PT50M42S</meta:editing-duration>
    <meta:editing-cycles>6</meta:editing-cycles>
    <meta:generator>LibreOffice/5.3.3.2$Linux_X86_64 LibreOffice_project/3d9a8b4b4e538a85e0782bd6c2d430bafe583448</meta:generator>
    <dc:date>2018-04-11T14:15:55.355249760</dc:date>
    <meta:document-statistic meta:object-count="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